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100000317AC2020CBA375766D.png" manifest:media-type="image/png"/>
  <manifest:file-entry manifest:full-path="Pictures/10000001000005010000031787E1B955A832E4A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 style:parent-style-name="objectwithoutfill">
      <style:graphic-properties svg:stroke-color="#ff0000"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4.605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color="#c9211e" loext:opacity="100%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c9211e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7.305cm" svg:height="14.605cm" svg:x="0.635cm" svg:y="1.27cm" presentation:class="subtitle" presentation:placeholder="true" presentation:user-transformed="true">
          <draw:text-box/>
        </draw:frame>
        <draw:frame draw:style-name="gr1" draw:text-style-name="P3" draw:layer="layout" svg:width="12.737cm" svg:height="13.335cm" svg:x="0.598cm" svg:y="1.27cm">
          <draw:image xlink:href="Pictures/10000001000005010000031787E1B955A832E4A3.png" xlink:type="simple" xlink:show="embed" xlink:actuate="onLoad" draw:mime-type="image/png">
            <text:p text:style-name="P2"><text:span text:style-name="T1">Imran</text:span></text:p>
          </draw:image>
        </draw:frame>
        <draw:frame draw:style-name="gr2" draw:text-style-name="P2" draw:layer="layout" svg:width="12.767cm" svg:height="13.335cm" svg:x="13.97cm" svg:y="1.27cm">
          <draw:image xlink:href="Pictures/100000010000050100000317AC2020CBA375766D.png" xlink:type="simple" xlink:show="embed" xlink:actuate="onLoad" draw:mime-type="image/png">
            <text:p/>
          </draw:image>
        </draw:frame>
        <draw:line draw:style-name="gr3" draw:text-style-name="P4" draw:layer="layout" svg:x1="5.155cm" svg:y1="7.98cm" svg:x2="6.425cm" svg:y2="7.98cm">
          <text:p/>
        </draw:line>
        <draw:line draw:style-name="gr4" draw:text-style-name="P4" draw:layer="layout" svg:x1="5.18cm" svg:y1="7.02cm" svg:x2="6.45cm" svg:y2="7.02cm">
          <text:p/>
        </draw:line>
        <draw:frame draw:style-name="gr5" draw:text-style-name="P6" draw:layer="layout" svg:width="1.632cm" svg:height="0.645cm" svg:x="6.221cm" svg:y="6.72cm">
          <draw:text-box>
            <text:p text:style-name="P5"><text:span text:style-name="T2">Roman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20T14:12:18.478530095</meta:creation-date>
    <dc:date>2023-12-20T14:23:26.436692375</dc:date>
    <meta:editing-duration>PT11M8S</meta:editing-duration>
    <meta:editing-cycles>2</meta:editing-cycles>
    <meta:generator>LibreOffice/7.3.7.2$Linux_X86_64 LibreOffice_project/30$Build-2</meta:generator>
    <meta:document-statistic meta:object-count="29"/>
  </office:meta>
</office:document-meta>
</file>